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478000002FF000002FF48A17155E02CCD40.svg" manifest:media-type="image/svg+xml"/>
  <manifest:file-entry manifest:full-path="Pictures/100000010000001D0000001D81331D409F1746F3.png" manifest:media-type="image/png"/>
  <manifest:file-entry manifest:full-path="Pictures/1000152500000D5500000D55350555A9DF8893E6.svg" manifest:media-type="image/svg+xml"/>
  <manifest:file-entry manifest:full-path="Pictures/100000010000008100000081A917EDB1A775DD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0.683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0.192cm"/>
    </style:style>
    <style:style style:name="Tabla1.C" style:family="table-column">
      <style:table-column-properties style:column-width="0.272cm"/>
    </style:style>
    <style:style style:name="Tabla1.A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2" style:family="table">
      <style:table-properties style:width="0.683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0.192cm"/>
    </style:style>
    <style:style style:name="Tabla2.C" style:family="table-column">
      <style:table-column-properties style:column-width="0.272cm"/>
    </style:style>
    <style:style style:name="Tabla2.A1" style:family="table-cell">
      <style:table-cell-properties style:vertical-align="middle" fo:padding="0cm" fo:border="none"/>
    </style:style>
    <style:style style:name="Tabla2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3" style:family="table">
      <style:table-properties style:width="0.68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0.192cm"/>
    </style:style>
    <style:style style:name="Tabla3.C" style:family="table-column">
      <style:table-column-properties style:column-width="0.272cm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4" style:family="table">
      <style:table-properties style:width="11.624cm" table:align="left"/>
    </style:style>
    <style:style style:name="Tabla4.A" style:family="table-column">
      <style:table-column-properties style:column-width="3.946cm"/>
    </style:style>
    <style:style style:name="Tabla4.B" style:family="table-column">
      <style:table-column-properties style:column-width="3.126cm"/>
    </style:style>
    <style:style style:name="Tabla4.C" style:family="table-column">
      <style:table-column-properties style:column-width="4.553cm"/>
    </style:style>
    <style:style style:name="Tabla4.A1" style:family="table-cell">
      <style:table-cell-properties style:vertical-align="middle" fo:padding="0cm" fo:border="none"/>
    </style:style>
    <style:style style:name="Tabla4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5" style:family="paragraph" style:parent-style-name="Text_20_body">
      <style:paragraph-properties fo:margin-left="0.635cm" fo:margin-right="0cm" fo:margin-top="0.423cm" fo:margin-bottom="0.247cm" style:contextual-spacing="false" fo:text-indent="0cm" style:auto-text-indent="false"/>
    </style:style>
    <style:style style:name="P6" style:family="paragraph" style:parent-style-name="Text_20_body">
      <style:text-properties officeooo:paragraph-rsid="0006d346"/>
    </style:style>
    <style:style style:name="P7" style:family="paragraph" style:parent-style-name="Heading_20_2">
      <style:text-properties officeooo:paragraph-rsid="000bcf16"/>
    </style:style>
    <style:style style:name="P8" style:family="paragraph" style:parent-style-name="Text_20_body">
      <style:text-properties officeooo:paragraph-rsid="000bcf16"/>
    </style:style>
    <style:style style:name="P9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2" style:family="paragraph" style:parent-style-name="Heading_20_4">
      <style:paragraph-properties fo:margin-left="0.635cm" fo:margin-right="0cm" fo:margin-top="0cm" fo:margin-bottom="0cm" style:contextual-spacing="false" fo:text-indent="0cm" style:auto-text-indent="false"/>
      <style:text-properties loext:padding="0cm" loext:border="non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line-height="125%" fo:text-indent="0cm" style:auto-text-indent="false"/>
    </style:style>
    <style:style style:name="P17" style:family="paragraph" style:parent-style-name="Table_20_Contents">
      <style:paragraph-properties fo:line-height="125%"/>
    </style:style>
    <style:style style:name="P1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0" style:family="paragraph" style:parent-style-name="Text_20_body">
      <style:paragraph-properties fo:break-before="page"/>
      <style:text-properties officeooo:rsid="0014687d" officeooo:paragraph-rsid="0014687d"/>
    </style:style>
    <style:style style:name="P21" style:family="paragraph" style:parent-style-name="Text_20_body">
      <style:text-properties officeooo:rsid="00159112" officeooo:paragraph-rsid="00159112"/>
    </style:style>
    <style:style style:name="P22" style:family="paragraph" style:parent-style-name="Heading_20_1">
      <style:text-properties officeooo:rsid="0006d346" officeooo:paragraph-rsid="0006d346"/>
    </style:style>
    <style:style style:name="P23" style:family="paragraph" style:parent-style-name="Text_20_body" style:list-style-name="L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4" style:family="paragraph" style:parent-style-name="Text_20_body" style:list-style-name="L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5" style:family="paragraph" style:parent-style-name="Text_20_body" style:list-style-name="L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6" style:family="paragraph" style:parent-style-name="Text_20_body" style:list-style-name="L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7" style:family="paragraph" style:parent-style-name="Text_20_body" style:list-style-name="L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8" style:family="paragraph" style:parent-style-name="Text_20_body" style:list-style-name="L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2" style:family="paragraph" style:parent-style-name="Text_20_body" style:list-style-name="L9">
      <style:paragraph-properties fo:margin-left="0.635cm" fo:margin-right="0cm" fo:margin-top="0.423cm" fo:margin-bottom="0.247cm" style:contextual-spacing="false" fo:text-indent="0cm" style:auto-text-indent="false" fo:padding="0cm" fo:border="none"/>
    </style:style>
    <style:style style:name="P33" style:family="paragraph" style:parent-style-name="Text_20_body" style:list-style-name="L10">
      <style:text-properties officeooo:rsid="0014687d" officeooo:paragraph-rsid="0014687d" fo:background-color="#ffff00"/>
    </style:style>
    <style:style style:name="P34" style:family="paragraph" style:parent-style-name="Text_20_body" style:list-style-name="L10">
      <style:text-properties officeooo:rsid="00159112" officeooo:paragraph-rsid="00159112" fo:background-color="#ffff00"/>
    </style:style>
    <style:style style:name="P35" style:family="paragraph" style:parent-style-name="Text_20_body" style:list-style-name="L10">
      <style:text-properties officeooo:rsid="0014687d" officeooo:paragraph-rsid="0014687d"/>
    </style:style>
    <style:style style:name="P36" style:family="paragraph" style:parent-style-name="Text_20_body" style:list-style-name="L10">
      <style:text-properties officeooo:rsid="00159112" officeooo:paragraph-rsid="00159112"/>
    </style:style>
    <style:style style:name="T1" style:family="text">
      <style:text-properties officeooo:rsid="000bcf16"/>
    </style:style>
    <style:style style:name="T2" style:family="text">
      <style:text-properties loext:padding="0cm" loext:border="none"/>
    </style:style>
    <style:style style:name="T3" style:family="text">
      <style:text-properties officeooo:rsid="0011cc75"/>
    </style:style>
    <style:style style:name="T4" style:family="text">
      <style:text-properties officeooo:rsid="001847a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draw:frame draw:style-name="fr2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2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2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2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2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2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2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2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2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2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2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2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2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2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2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text:h text:style-name="P22" text:outline-level="1"><text:span text:style-name="T1">2</text:span><text:span text:style-name="T3">9</text:span>-2-2024</text:h>
      <text:p text:style-name="P6"/>
      <text:h text:style-name="P7" text:outline-level="2">genérame un listado en formato tabla con las combinaciones de teclas más habituales para realizar operaciobnes con ficheros (copia, mover, borra, crear, cerra ventanas, abrir consolas, ejecutar , ...)</text:h>
      <text:p text:style-name="P3">edit</text:p>
      <text:p text:style-name="P10">Mostrar versiones</text:p>
      <text:section text:style-name="Sect1" text:name="cdk-accordion-child-1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</table:table-row>
          <table:table-row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4"/>
            </table:table-cell>
            <table:table-cell table:style-name="Tabla1.A2" office:value-type="string">
              <text:p text:style-name="P13"/>
            </table:table-cell>
          </table:table-row>
        </table:table>
        <text:list text:style-name="L1">
          <text:list-item>
            <text:p text:style-name="P23"/>
          </text:list-item>
        </text:list>
        <text:list text:style-name="L2">
          <text:list-item>
            <text:p text:style-name="P24"/>
          </text:list-item>
        </text:list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ext:soft-page-break/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</table:table-row>
          <table:table-row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4"/>
            </table:table-cell>
            <table:table-cell table:style-name="Tabla2.A2" office:value-type="string">
              <text:p text:style-name="P13"/>
            </table:table-cell>
          </table:table-row>
        </table:table>
        <text:list text:style-name="L3">
          <text:list-item>
            <text:p text:style-name="P25"/>
          </text:list-item>
        </text:list>
        <text:list text:style-name="L4">
          <text:list-item>
            <text:p text:style-name="P26"/>
          </text:list-item>
        </text:list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</table:table-row>
          <table:table-row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4"/>
            </table:table-cell>
            <table:table-cell table:style-name="Tabla3.A2" office:value-type="string">
              <text:p text:style-name="P13"/>
            </table:table-cell>
          </table:table-row>
        </table:table>
        <text:list text:style-name="L5">
          <text:list-item>
            <text:p text:style-name="P27"/>
          </text:list-item>
        </text:list>
        <text:list text:style-name="L6">
          <text:list-item>
            <text:p text:style-name="P28"/>
          </text:list-item>
        </text:list>
      </text:section>
      <text:p text:style-name="P10">volume_up</text:p>
      <text:p text:style-name="P10"><draw:frame draw:style-name="fr3" draw:name="Imagen1" text:anchor-type="as-char" svg:width="0.741cm" svg:height="0.741cm" draw:z-index="16"><draw:image xlink:href="Pictures/10000478000002FF000002FF48A17155E02CCD40.svg" xlink:type="simple" xlink:show="embed" xlink:actuate="onLoad" draw:mime-type="image/svg+xml"/><draw:image xlink:href="Pictures/100000010000001D0000001D81331D409F1746F3.png" xlink:type="simple" xlink:show="embed" xlink:actuate="onLoad" draw:mime-type="image/png"/></draw:frame></text:p>
      <text:p text:style-name="P10"><draw:frame draw:style-name="fr3" draw:name="Imagen2" text:anchor-type="as-char" svg:width="0.741cm" svg:height="0.741cm" draw:z-index="17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<text:p text:style-name="P10">1</text:p>
      <text:p text:style-name="P11">1</text:p>
      <text:h text:style-name="P9" text:outline-level="2"><draw:frame draw:style-name="fr1" draw:name="Marco8" text:anchor-type="char" svg:x="0cm" svg:width="0.041cm" draw:z-index="19"><draw:text-box fo:min-height="0.041cm"><text:p text:style-name="P2"/></draw:text-box></draw:frame><draw:frame draw:style-name="fr1" draw:name="Marco6" text:anchor-type="char" svg:x="0cm" svg:width="0.041cm" draw:z-index="18"><draw:text-box fo:min-height="0.041cm"><text:p text:style-name="P2"/></draw:text-box></draw:frame>Atajos de teclado para operaciones con archivos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8">Acción</text:p>
          </table:table-cell>
          <table:table-cell table:style-name="Tabla4.A1" office:value-type="string">
            <text:p text:style-name="P18">Atajo de teclado</text:p>
          </table:table-cell>
          <table:table-cell table:style-name="Tabla4.A1" office:value-type="string">
            <text:p text:style-name="P18">Sistema operativo</text:p>
          </table:table-cell>
        </table:table-row>
        <table:table-row>
          <table:table-cell table:style-name="Tabla4.A2" office:value-type="string">
            <text:p text:style-name="P16"><text:span text:style-name="Strong_20_Emphasis">Copiar</text:span></text:p>
          </table:table-cell>
          <table:table-cell table:style-name="Tabla4.A2" office:value-type="string">
            <text:p text:style-name="P16">Ctrl + C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Cortar</text:span></text:p>
          </table:table-cell>
          <table:table-cell table:style-name="Tabla4.A2" office:value-type="string">
            <text:p text:style-name="P16">Ctrl + X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Pegar</text:span></text:p>
          </table:table-cell>
          <table:table-cell table:style-name="Tabla4.A2" office:value-type="string">
            <text:p text:style-name="P16">Ctrl + V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Seleccionar todo</text:span></text:p>
          </table:table-cell>
          <table:table-cell table:style-name="Tabla4.A2" office:value-type="string">
            <text:p text:style-name="P16">Ctrl + A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Deshacer</text:span></text:p>
          </table:table-cell>
          <table:table-cell table:style-name="Tabla4.A2" office:value-type="string">
            <text:p text:style-name="P16">Ctrl + Z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Rehacer</text:span></text:p>
          </table:table-cell>
          <table:table-cell table:style-name="Tabla4.A2" office:value-type="string">
            <text:p text:style-name="P16">Ctrl + Y</text:p>
          </table:table-cell>
          <table:table-cell table:style-name="Tabla4.A2" office:value-type="string">
            <text:p text:style-name="P16">Windows, macOS, Linux</text:p>
          </table:table-cell>
        </table:table-row>
        <table:table-row>
          <table:table-cell table:style-name="Tabla4.A2" office:value-type="string">
            <text:p text:style-name="P16"><text:span text:style-name="Strong_20_Emphasis">Eliminar</text:span></text:p>
          </table:table-cell>
          <table:table-cell table:style-name="Tabla4.A2" office:value-type="string">
            <text:p text:style-name="P16">Delete</text:p>
          </table:table-cell>
          <table:table-cell table:style-name="Tabla4.A2" office:value-type="string">
            <text:p text:style-name="P16">Windows, macOS, Linux</text:p>
          </table:table-cell>
        </table:table-row>
        <text:soft-page-break/>
        <table:table-row>
          <table:table-cell table:style-name="Tabla4.A2" office:value-type="string">
            <text:p text:style-name="P16"><text:span text:style-name="Strong_20_Emphasis">Cambiar nombre</text:span></text:p>
          </table:table-cell>
          <table:table-cell table:style-name="Tabla4.A2" office:value-type="string">
            <text:p text:style-name="P16">F2</text:p>
          </table:table-cell>
          <table:table-cell table:style-name="Tabla4.A2" office:value-type="string">
            <text:p text:style-name="P16">Windows, macOS</text:p>
          </table:table-cell>
        </table:table-row>
        <table:table-row>
          <table:table-cell table:style-name="Tabla4.A2" office:value-type="string">
            <text:p text:style-name="P16"><text:span text:style-name="Strong_20_Emphasis">Crear nueva carpeta</text:span></text:p>
          </table:table-cell>
          <table:table-cell table:style-name="Tabla4.A2" office:value-type="string">
            <text:p text:style-name="P16">Ctrl + Shift + N</text:p>
          </table:table-cell>
          <table:table-cell table:style-name="Tabla4.A2" office:value-type="string">
            <text:p text:style-name="P16">Windows, macOS</text:p>
          </table:table-cell>
        </table:table-row>
        <table:table-row>
          <table:table-cell table:style-name="Tabla4.A2" office:value-type="string">
            <text:p text:style-name="P16"><text:span text:style-name="Strong_20_Emphasis">Abrir carpeta</text:span></text:p>
          </table:table-cell>
          <table:table-cell table:style-name="Tabla4.A2" office:value-type="string">
            <text:p text:style-name="P16">Enter</text:p>
          </table:table-cell>
          <table:table-cell table:style-name="Tabla4.A2" office:value-type="string">
            <text:p text:style-name="P16">Windows, macOS</text:p>
          </table:table-cell>
        </table:table-row>
        <table:table-row>
          <table:table-cell table:style-name="Tabla4.A2" office:value-type="string">
            <text:p text:style-name="P16"><text:span text:style-name="Strong_20_Emphasis">Abrir archivo</text:span></text:p>
          </table:table-cell>
          <table:table-cell table:style-name="Tabla4.A2" office:value-type="string">
            <text:p text:style-name="P16">Enter</text:p>
          </table:table-cell>
          <table:table-cell table:style-name="Tabla4.A2" office:value-type="string">
            <text:p text:style-name="P16">Windows, macOS</text:p>
          </table:table-cell>
        </table:table-row>
        <table:table-row>
          <table:table-cell table:style-name="Tabla4.A2" office:value-type="string">
            <text:p text:style-name="P16"><text:span text:style-name="Strong_20_Emphasis">Cerrar ventana</text:span></text:p>
          </table:table-cell>
          <table:table-cell table:style-name="Tabla4.A2" office:value-type="string">
            <text:p text:style-name="P16">Ctrl + W</text:p>
          </table:table-cell>
          <table:table-cell table:style-name="Tabla4.A2" office:value-type="string">
            <text:p text:style-name="P16">Windows, macOS</text:p>
          </table:table-cell>
        </table:table-row>
        <table:table-row>
          <table:table-cell table:style-name="Tabla4.A2" office:value-type="string">
            <text:p text:style-name="P16"><text:span text:style-name="Strong_20_Emphasis">Minimizar ventana</text:span></text:p>
          </table:table-cell>
          <table:table-cell table:style-name="Tabla4.A2" office:value-type="string">
            <text:p text:style-name="P16">Alt + Tab</text:p>
          </table:table-cell>
          <table:table-cell table:style-name="Tabla4.A2" office:value-type="string">
            <text:p text:style-name="P16">Windows</text:p>
          </table:table-cell>
        </table:table-row>
        <table:table-row>
          <table:table-cell table:style-name="Tabla4.A2" office:value-type="string">
            <text:p text:style-name="P16"><text:span text:style-name="Strong_20_Emphasis">Maximizar ventana</text:span></text:p>
          </table:table-cell>
          <table:table-cell table:style-name="Tabla4.A2" office:value-type="string">
            <text:p text:style-name="P16">Alt + Space</text:p>
          </table:table-cell>
          <table:table-cell table:style-name="Tabla4.A2" office:value-type="string">
            <text:p text:style-name="P16">Windows</text:p>
          </table:table-cell>
        </table:table-row>
        <table:table-row>
          <table:table-cell table:style-name="Tabla4.A2" office:value-type="string">
            <text:p text:style-name="P16"><text:span text:style-name="Strong_20_Emphasis">Restaurar ventana</text:span></text:p>
          </table:table-cell>
          <table:table-cell table:style-name="Tabla4.A2" office:value-type="string">
            <text:p text:style-name="P16">Alt + Space</text:p>
          </table:table-cell>
          <table:table-cell table:style-name="Tabla4.A2" office:value-type="string">
            <text:p text:style-name="P16">Windows</text:p>
          </table:table-cell>
        </table:table-row>
        <table:table-row>
          <table:table-cell table:style-name="Tabla4.A2" office:value-type="string">
            <text:p text:style-name="P16"><text:span text:style-name="Strong_20_Emphasis">Abrir terminal</text:span></text:p>
          </table:table-cell>
          <table:table-cell table:style-name="Tabla4.A2" office:value-type="string">
            <text:p text:style-name="P16">Ctrl + Alt + T</text:p>
          </table:table-cell>
          <table:table-cell table:style-name="Tabla4.A2" office:value-type="string">
            <text:p text:style-name="P16">Linux</text:p>
          </table:table-cell>
        </table:table-row>
        <table:table-row>
          <table:table-cell table:style-name="Tabla4.A2" office:value-type="string">
            <text:p text:style-name="P16"><text:span text:style-name="Strong_20_Emphasis">Ejecutar comando</text:span></text:p>
          </table:table-cell>
          <table:table-cell table:style-name="Tabla4.A2" office:value-type="string">
            <text:p text:style-name="P16">Ctrl + Enter</text:p>
          </table:table-cell>
          <table:table-cell table:style-name="Tabla4.A2" office:value-type="string">
            <text:p text:style-name="P17">Windows, macOS, Linux</text:p>
          </table:table-cell>
        </table:table-row>
      </table:table>
      <text:p text:style-name="P19"><draw:frame draw:style-name="fr1" draw:name="Marco11" text:anchor-type="char" svg:x="0cm" svg:width="6.138cm" draw:z-index="20"><draw:text-box fo:min-height="1.058cm"><text:p text:style-name="P2"/></draw:text-box></draw:frame><text:span text:style-name="T2">drive_spreadsheet</text:span>Exportar a Hojas de cálculo</text:p>
      <text:p text:style-name="P4"><text:span text:style-name="Strong_20_Emphasis"><text:span text:style-name="T2">Nota:</text:span></text:span><text:span text:style-name="T2"> Esta tabla solo incluye algunos de los atajos de teclado más comunes.</text:span></text:p>
      <text:p text:style-name="P4"><text:span text:style-name="Strong_20_Emphasis"><text:span text:style-name="T2">Consejos:</text:span></text:span></text:p>
      <text:list text:style-name="L7">
        <text:list-item>
          <text:p text:style-name="P29">Puedes encontrar una lista completa de atajos de teclado para tu sistema operativo en la documentación oficial.</text:p>
        </text:list-item>
        <text:list-item>
          <text:p text:style-name="P29">Muchos programas también tienen sus propios atajos de teclado. Puedes encontrarlos en el menú del programa o en la ayuda.</text:p>
        </text:list-item>
        <text:list-item>
          <text:p text:style-name="P29">Puedes personalizar los atajos de teclado en la mayoría de los sistemas operativos.</text:p>
        </text:list-item>
      </text:list>
      <text:p text:style-name="P4"><text:span text:style-name="Strong_20_Emphasis"><text:span text:style-name="T2">Recursos adicionales:</text:span></text:span></text:p>
      <text:list text:style-name="L8">
        <text:list-item>
          <text:p text:style-name="P31"><text:span text:style-name="T2">Atajos de teclado de Windows: </text:span><text:a xlink:type="simple" xlink:href="https://gemini.google.com/%3C0%3Ehttps://support.microsoft.com/es-es/windows/métodos-abreviados-de-teclado-de-windows-dcc61a57-8ff0-cffe-9796-cb9706c75eec" office:target-frame-name="_blank" xlink:show="new" text:style-name="Internet_20_link" text:visited-style-name="Visited_20_Internet_20_Link"><text:span text:style-name="T2">https://support.microsoft.com/es-es/windows/m%C3%A9todos-abreviados-de-teclado-de-windows-dcc61a57-8ff0-cffe-9796-cb9706c75eec</text:span></text:a></text:p>
        </text:list-item>
        <text:list-item>
          <text:p text:style-name="P30">Atajos de teclado de macOS: [se quitó una URL no válida]</text:p>
        </text:list-item>
        <text:list-item>
          <text:p text:style-name="P30">Atajos de teclado de Linux: [se quitó una URL no válida]</text:p>
        </text:list-item>
      </text:list>
      <text:h text:style-name="P12" text:outline-level="4">Fuentes</text:h>
      <text:p text:style-name="P5"><text:a xlink:type="simple" xlink:href="https://gemini.google.com/faq#citation" office:target-frame-name="_blank" xlink:show="new" text:style-name="Internet_20_link" text:visited-style-name="Visited_20_Internet_20_Link"><text:span text:style-name="T2">info</text:span></text:a></text:p>
      <text:list text:style-name="L9">
        <text:list-item>
          <text:p text:style-name="P32"><text:a xlink:type="simple" xlink:href="https://answers.microsoft.com/es-es/windows/forum/all/fallas-del-teclado-con-combinaciones-de-teclas/f3c4ef9e-c80d-4e6c-b2aa-e2c839ce857a" office:target-frame-name="_blank" xlink:show="new" text:style-name="Internet_20_link" text:visited-style-name="Visited_20_Internet_20_Link"><text:bookmark text:name="message-content-recitation-list"/><text:span text:style-name="T2">answers.microsoft.com/es-es/windows/forum/all/fallas-del-teclado-con-combinaciones-de-teclas/f3c4ef9e-c80d-4e6c-b2aa-e2c839ce857a</text:span></text:a></text:p>
        </text:list-item>
      </text:list>
      <text:p text:style-name="P8"><text:line-break/></text:p>
      <text:p text:style-name="P20">PRACTICAS EXPLOTACIÓN WINDOWS 11</text:p>
      <text:list text:style-name="L10">
        <text:list-item>
          <text:p text:style-name="P33">Instalación de windows 11</text:p>
        </text:list-item>
        <text:list-item>
          <text:p text:style-name="P35"><text:span text:style-name="T5">Conexión desde el equipo de trabajo – a equipo de montaje</text:span> </text:p>
          <text:list>
            <text:list-item>
              <text:p text:style-name="P35"><text:span text:style-name="T5">Direccionar IP de montaje - </text:span><text:a xlink:type="simple" xlink:href="file://192.168.1.9/share/clave/ips.ods" text:style-name="Internet_20_link" text:visited-style-name="Visited_20_Internet_20_Link"><text:span text:style-name="T5">\\192.168.1.9\share\clave\ips.ods</text:span></text:a></text:p>
            </text:list-item>
            <text:list-item>
              <text:p text:style-name="P33">Escritorio remoto – Activarlo en el equipo de montaje</text:p>
            </text:list-item>
          </text:list>
        </text:list-item>
        <text:list-item>
          <text:p text:style-name="P35">Conectarme mediante el nombre (no IP)</text:p>
          <text:list>
            <text:list-item>
              <text:p text:style-name="P33">Crear una entrada llamada “montaje” en el fichero de resolución de nombres local. C:\windows\system32\drivers\etc\hosts (sintaxis: IP nombre ej: 192.168.1.xx montaje)</text:p>
            </text:list-item>
            <text:list-item>
              <text:p text:style-name="P34">Ejecutar el cliente de escritorio remoto desde el equipo de TRABAJO contra el equipo de MONTAJE. Usando nombre. </text:p>
            </text:list-item>
            <text:list-item>
              <text:p text:style-name="P34">Crear cuenta de usuario “curso” password “qwerty” permisos administradores. Lusrmgr.msc </text:p>
            </text:list-item>
          </text:list>
        </text:list-item>
        <text:list-item>
          <text:p text:style-name="P34">En el equipo de trabajo <text:s/>cro una herramienta de administración de equipos con el equipo local (trabajo) y el equipo remoto (montaje). Mmc – agregamos complementos “administración de equipos”</text:p>
        </text:list-item>
        <text:list-item>
          <text:p text:style-name="P34">Quiero que el equipo de montaje comparta el disco mecánico. Podemos realizar la operación con la mmc que hemos creado en el apartado “compartir”. D$</text:p>
        </text:list-item>
        <text:list-item>
          <text:p text:style-name="P34">Quiero en el equipo de montaje instalemos unos complementos de windows llamados telnet, servicios simples de tcp/ip. En agregar quitar programas. <text:s/><text:span text:style-name="T4">Activar/desactivar características. windows</text:span></text:p>
        </text:list-item>
        <text:list-item>
          <text:p text:style-name="P36"><text:span text:style-name="T6">Realizamos la instalación (en montaje) de un par de programas que tenemos en el directorio </text:span><text:a xlink:type="simple" xlink:href="file://192.168.1.9/share/software/" text:style-name="Internet_20_link" text:visited-style-name="Visited_20_Internet_20_Link"><text:span text:style-name="T6">\\192.168.1.9\share\software\</text:span></text:a><text:span text:style-name="T6"> wireshark* y nmap*</text:span></text:p>
        </text:list-item>
        <text:list-item>
          <text:p text:style-name="P34">En el equipo de montaje conectamos la impresora en red brother. </text:p>
          <text:p text:style-name="P36"/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6:56:00.328088129</meta:creation-date>
    <dc:date>2024-03-01T10:49:32.548000000</dc:date>
    <meta:editing-duration>PT13H53M24S</meta:editing-duration>
    <meta:editing-cycles>21</meta:editing-cycles>
    <meta:generator>LibreOffice/7.6.2.1$Windows_X86_64 LibreOffice_project/56f7684011345957bbf33a7ee678afaf4d2ba333</meta:generator>
    <meta:document-statistic meta:table-count="4" meta:image-count="2" meta:object-count="0" meta:page-count="4" meta:paragraph-count="99" meta:word-count="491" meta:character-count="3278" meta:non-whitespace-character-count="2892"/>
  </office:meta>
</office:document-meta>
</file>